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33a0e4"/>
    </style:style>
    <style:style style:name="P2" style:family="paragraph" style:parent-style-name="Footnote">
      <style:text-properties officeooo:paragraph-rsid="0033a0e4"/>
    </style:style>
    <style:style style:name="P3" style:family="paragraph" style:parent-style-name="PL-SubHeading">
      <style:text-properties officeooo:paragraph-rsid="0032a8bd"/>
    </style:style>
    <style:style style:name="P4" style:family="paragraph" style:parent-style-name="PL-Paragraph">
      <style:text-properties officeooo:rsid="0090c59f" officeooo:paragraph-rsid="00295edf"/>
    </style:style>
    <style:style style:name="P5" style:family="paragraph" style:parent-style-name="PL-Paragraph">
      <style:text-properties officeooo:paragraph-rsid="001b6653"/>
    </style:style>
    <style:style style:name="P6" style:family="paragraph" style:parent-style-name="PL-Paragraph">
      <style:text-properties officeooo:paragraph-rsid="001d4553"/>
    </style:style>
    <style:style style:name="P7" style:family="paragraph" style:parent-style-name="PL-Paragraph">
      <style:text-properties officeooo:paragraph-rsid="001de005"/>
    </style:style>
    <style:style style:name="P8" style:family="paragraph" style:parent-style-name="PL-Paragraph">
      <style:text-properties officeooo:paragraph-rsid="0022faed"/>
    </style:style>
    <style:style style:name="P9" style:family="paragraph" style:parent-style-name="PL-Paragraph">
      <style:text-properties officeooo:paragraph-rsid="0025cf36"/>
    </style:style>
    <style:style style:name="P10" style:family="paragraph" style:parent-style-name="PL-Paragraph">
      <style:text-properties officeooo:paragraph-rsid="002cea58"/>
    </style:style>
    <style:style style:name="P11" style:family="paragraph" style:parent-style-name="PL-Paragraph">
      <style:text-properties officeooo:paragraph-rsid="002ecac6"/>
    </style:style>
    <style:style style:name="P12" style:family="paragraph" style:parent-style-name="PL-Paragraph">
      <style:text-properties officeooo:paragraph-rsid="003168fc"/>
    </style:style>
    <style:style style:name="P13" style:family="paragraph" style:parent-style-name="PL-Paragraph">
      <style:text-properties officeooo:paragraph-rsid="0033a0e4"/>
    </style:style>
    <style:style style:name="P14" style:family="paragraph" style:parent-style-name="PL-Heading">
      <style:paragraph-properties fo:break-before="page"/>
      <style:text-properties officeooo:paragraph-rsid="001b6653"/>
    </style:style>
    <style:style style:name="P15" style:family="paragraph" style:parent-style-name="PL-Quote">
      <style:text-properties fo:font-weight="bold" officeooo:rsid="0029d46f" officeooo:paragraph-rsid="001b6653" style:font-weight-asian="bold" style:font-weight-complex="bold"/>
    </style:style>
    <style:style style:name="P16" style:family="paragraph" style:parent-style-name="PL-Quote">
      <style:text-properties officeooo:paragraph-rsid="001b6653"/>
    </style:style>
    <style:style style:name="P17" style:family="paragraph" style:parent-style-name="PL-Quote">
      <style:text-properties officeooo:paragraph-rsid="001d4553"/>
    </style:style>
    <style:style style:name="P18" style:family="paragraph" style:parent-style-name="PL-Quote">
      <style:text-properties officeooo:paragraph-rsid="0030a0df"/>
    </style:style>
    <style:style style:name="T1" style:family="text">
      <style:text-properties officeooo:rsid="003580f9"/>
    </style:style>
    <style:style style:name="T2" style:family="text">
      <style:text-properties officeooo:rsid="0033cdeb"/>
    </style:style>
    <style:style style:name="T3" style:family="text">
      <style:text-properties officeooo:rsid="002e590f"/>
    </style:style>
    <style:style style:name="T4" style:family="text">
      <style:text-properties officeooo:rsid="003003b5"/>
    </style:style>
    <style:style style:name="T5" style:family="text">
      <style:text-properties fo:font-style="italic" fo:font-weight="normal" officeooo:rsid="003580f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2cadc7" style:font-weight-asian="normal" style:font-weight-complex="normal"/>
    </style:style>
    <style:style style:name="T9" style:family="text">
      <style:text-properties fo:font-weight="normal" officeooo:rsid="00377af5" style:font-weight-asian="normal" style:font-weight-complex="normal"/>
    </style:style>
    <style:style style:name="T10" style:family="text">
      <style:text-properties fo:font-weight="normal" officeooo:rsid="00388307" style:font-weight-asian="normal" style:font-weight-complex="normal"/>
    </style:style>
    <style:style style:name="T11" style:family="text">
      <style:text-properties fo:font-weight="normal" officeooo:rsid="005cc0d8" style:font-weight-asian="normal" style:font-weight-complex="normal"/>
    </style:style>
    <style:style style:name="T12" style:family="text">
      <style:text-properties fo:font-weight="normal" officeooo:rsid="003c092a" style:font-weight-asian="normal" style:font-weight-complex="normal"/>
    </style:style>
    <style:style style:name="T13" style:family="text">
      <style:text-properties fo:font-weight="normal" officeooo:rsid="0088e7b0" style:font-weight-asian="normal" style:font-weight-complex="normal"/>
    </style:style>
    <style:style style:name="T14" style:family="text">
      <style:text-properties fo:font-weight="normal" officeooo:rsid="0089d967" style:font-weight-asian="normal" style:font-weight-complex="normal"/>
    </style:style>
    <style:style style:name="T15" style:family="text">
      <style:text-properties fo:font-weight="normal" officeooo:rsid="008ad774" style:font-weight-asian="normal" style:font-weight-complex="normal"/>
    </style:style>
    <style:style style:name="T16" style:family="text">
      <style:text-properties fo:font-weight="normal" officeooo:rsid="001d4553" style:font-weight-asian="normal" style:font-weight-complex="normal"/>
    </style:style>
    <style:style style:name="T17" style:family="text">
      <style:text-properties fo:font-weight="normal" officeooo:rsid="005b5a20" style:font-weight-asian="normal" style:font-weight-complex="normal"/>
    </style:style>
    <style:style style:name="T18" style:family="text">
      <style:text-properties fo:font-weight="normal" officeooo:rsid="001de005" style:font-weight-asian="normal" style:font-weight-complex="normal"/>
    </style:style>
    <style:style style:name="T19" style:family="text">
      <style:text-properties fo:font-weight="normal" officeooo:rsid="0021bf3c" style:font-weight-asian="normal" style:font-weight-complex="normal"/>
    </style:style>
    <style:style style:name="T20" style:family="text">
      <style:text-properties fo:font-weight="normal" officeooo:rsid="0022faed" style:font-weight-asian="normal" style:font-weight-complex="normal"/>
    </style:style>
    <style:style style:name="T21" style:family="text">
      <style:text-properties fo:font-weight="normal" officeooo:rsid="00240310" style:font-weight-asian="normal" style:font-weight-complex="normal"/>
    </style:style>
    <style:style style:name="T22" style:family="text">
      <style:text-properties fo:font-weight="normal" officeooo:rsid="00247ebc" style:font-weight-asian="normal" style:font-weight-complex="normal"/>
    </style:style>
    <style:style style:name="T23" style:family="text">
      <style:text-properties fo:font-weight="normal" officeooo:rsid="0025be34" style:font-weight-asian="normal" style:font-weight-complex="normal"/>
    </style:style>
    <style:style style:name="T24" style:family="text">
      <style:text-properties fo:font-weight="normal" officeooo:rsid="0025cac9" style:font-weight-asian="normal" style:font-weight-complex="normal"/>
    </style:style>
    <style:style style:name="T25" style:family="text">
      <style:text-properties fo:font-weight="normal" officeooo:rsid="0025cf36" style:font-weight-asian="normal" style:font-weight-complex="normal"/>
    </style:style>
    <style:style style:name="T26" style:family="text">
      <style:text-properties fo:font-weight="normal" officeooo:rsid="0026e21e" style:font-weight-asian="normal" style:font-weight-complex="normal"/>
    </style:style>
    <style:style style:name="T27" style:family="text">
      <style:text-properties fo:font-weight="normal" officeooo:rsid="002af531" style:font-weight-asian="normal" style:font-weight-complex="normal"/>
    </style:style>
    <style:style style:name="T28" style:family="text">
      <style:text-properties fo:font-weight="normal" officeooo:rsid="002cea58" style:font-weight-asian="normal" style:font-weight-complex="normal"/>
    </style:style>
    <style:style style:name="T29" style:family="text">
      <style:text-properties fo:font-weight="normal" officeooo:rsid="0033a0e4" style:font-weight-asian="normal" style:font-weight-complex="normal"/>
    </style:style>
    <style:style style:name="T30" style:family="text">
      <style:text-properties officeooo:rsid="002cadc7"/>
    </style:style>
    <style:style style:name="T31" style:family="text">
      <style:text-properties officeooo:rsid="005b5a20"/>
    </style:style>
    <style:style style:name="T32" style:family="text">
      <style:text-properties officeooo:rsid="00300a08"/>
    </style:style>
    <style:style style:name="T33" style:family="text">
      <style:text-properties fo:font-style="normal" style:font-style-asian="normal" style:font-style-complex="normal"/>
    </style:style>
    <style:style style:name="T34" style:family="text">
      <style:text-properties fo:font-style="normal" officeooo:rsid="005b5a20" style:font-style-asian="normal" style:font-style-complex="normal"/>
    </style:style>
    <style:style style:name="T35" style:family="text">
      <style:text-properties fo:font-style="normal" officeooo:rsid="001de005" style:font-style-asian="normal" style:font-style-complex="normal"/>
    </style:style>
    <style:style style:name="T36" style:family="text">
      <style:text-properties officeooo:rsid="002c4f51"/>
    </style:style>
    <style:style style:name="T37" style:family="text">
      <style:text-properties officeooo:rsid="004d744d"/>
    </style:style>
    <style:style style:name="T38" style:family="text">
      <style:text-properties officeooo:rsid="00364024"/>
    </style:style>
    <style:style style:name="T39" style:family="text">
      <style:text-properties officeooo:rsid="00377af5"/>
    </style:style>
    <style:style style:name="T40" style:family="text">
      <style:text-properties officeooo:rsid="0028effe"/>
    </style:style>
    <style:style style:name="T41" style:family="text">
      <style:text-properties officeooo:rsid="00582bf1"/>
    </style:style>
    <style:style style:name="T42" style:family="text">
      <style:text-properties officeooo:rsid="00290044"/>
    </style:style>
    <style:style style:name="T43" style:family="text">
      <style:text-properties officeooo:rsid="0059cc10"/>
    </style:style>
    <style:style style:name="T44" style:family="text">
      <style:text-properties officeooo:rsid="001a8b4a"/>
    </style:style>
    <style:style style:name="T45" style:family="text">
      <style:text-properties officeooo:rsid="005a57dc"/>
    </style:style>
    <style:style style:name="T46" style:family="text">
      <style:text-properties officeooo:rsid="001d4553"/>
    </style:style>
    <style:style style:name="T47" style:family="text">
      <style:text-properties officeooo:rsid="001de005"/>
    </style:style>
    <style:style style:name="T48" style:family="text">
      <style:text-properties officeooo:rsid="001fb2d7"/>
    </style:style>
    <style:style style:name="T49" style:family="text">
      <style:text-properties officeooo:rsid="0025be34"/>
    </style:style>
    <style:style style:name="T50" style:family="text">
      <style:text-properties officeooo:rsid="0025cf36"/>
    </style:style>
    <style:style style:name="T51" style:family="text">
      <style:text-properties officeooo:rsid="0026e21e"/>
    </style:style>
    <style:style style:name="T52" style:family="text">
      <style:text-properties officeooo:rsid="00279a36"/>
    </style:style>
    <style:style style:name="T53" style:family="text">
      <style:text-properties officeooo:rsid="00295edf"/>
    </style:style>
    <style:style style:name="T54" style:family="text">
      <style:text-properties officeooo:rsid="002af531"/>
    </style:style>
    <style:style style:name="T55" style:family="text">
      <style:text-properties officeooo:rsid="002ecac6"/>
    </style:style>
    <style:style style:name="T56" style:family="text">
      <style:text-properties officeooo:rsid="0030a0df"/>
    </style:style>
    <style:style style:name="T57" style:family="text">
      <style:text-properties officeooo:rsid="003168fc"/>
    </style:style>
    <style:style style:name="T58" style:family="text">
      <style:text-properties officeooo:rsid="0032a8bd"/>
    </style:style>
    <style:style style:name="T59" style:family="text">
      <style:text-properties officeooo:rsid="0033a0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52">Virtual INTERFACES - </text:span><text:span text:style-name="T3"><text:s/></text:span><text:span text:style-name="T51">post humanism</text:span><text:span text:style-name="T53">s</text:span><text:span text:style-name="T4">, </text:span><text:span text:style-name="T52">digital materialism</text:span><text:span text:style-name="T4"> and the </text:span><text:span text:style-name="T3">myth of the virtual </text:span><text:span text:style-name="T5">[2000 words]</text:span></text:p>
      <text:p text:style-name="PL-SubHeading">Post-humanisms</text:p>
      <text:p text:style-name="P15"><text:span text:style-name="T46">Donna Haraway, </text:span>A Cyborg Manifesto</text:p>
      <text:p text:style-name="P17"><text:span text:style-name="Strong_20_Emphasis"><text:span text:style-name="T7">"The cyborg is our ontology; it gives us our politics" </text:span></text:span></text:p>
      <text:p text:style-name="P17"><text:span text:style-name="Strong_20_Emphasis"><text:span text:style-name="T7">[p150</text:span></text:span><text:span text:style-name="Strong_20_Emphasis"><text:span text:style-name="T8">]</text:span></text:span></text:p>
      <text:p text:style-name="P6"><text:span text:style-name="T16">'A cyborg Manifesto' is Donna Haraway's</text:span><text:span text:style-name="T17"> </text:span>attempt to <text:span text:style-name="T31">first </text:span><text:span text:style-name="T30">describe and then </text:span>claim a possible 'cyborg future', <text:span text:style-name="T30">i</text:span>dentif<text:span text:style-name="T30">ying </text:span>the cyborg –<text:span text:style-name="T32"> a cybernetic organism, a hybrid of the 'organism and machine'</text:span> <text:span text:style-name="T31">- </text:span>as both a reality and a fiction. <text:span text:style-name="T30">Haraway states that c</text:span>yborgs 'exist' in science fiction, in modern medicine, in military hardware, ideas of reproductive (or 'replication') - it is always coupling between the imaginary and the reality. </text:p>
      <text:p text:style-name="P5">The manifesto is a call to take <text:span text:style-name="Emphasis"><text:span text:style-name="T34">ownership of and revel in confusion at that </text:span></text:span><text:span text:style-name="T34">the</text:span><text:span text:style-name="T32"> </text:span><text:span text:style-name="T31">new </text:span><text:span text:style-name="T32">boundaries </text:span><text:span text:style-name="T31">that </text:span>this ontology <text:span text:style-name="T32">creates</text:span>. For Haraway, the cyborg has no 'origin story' in a western sense as is, as such, creature in a 'post-gender world'. The manifesto, then, is about transgressed boundaries 'fractured identities' and therefore possible 'fusions'. <text:span text:style-name="T30">I</text:span>t <text:span text:style-name="T32">contests </text:span>not only what constitutes <text:span text:style-name="T31">'</text:span>nature<text:span text:style-name="T31">'</text:span> but, by implication, the <text:span text:style-name="T36">ontological basis of Western epistemology. </text:span></text:p>
      <text:p text:style-name="P5"><text:span text:style-name="T32">Central</text:span> <text:span text:style-name="T32">to the 'cyborg ontology' are </text:span>three <text:span text:style-name="T32">new</text:span> <text:span text:style-name="T36">distinctions;</text:span></text:p>
      <text:p text:style-name="PL-Paragraph">1. Human ≠ Animal</text:p>
      <text:p text:style-name="PL-Paragraph">2. Human ≠ Machine OR Animal ≠ Machine</text:p>
      <text:p text:style-name="PL-Paragraph">3. <text:span text:style-name="T36">P</text:span>hysical ≠ non-physical</text:p>
      <text:p text:style-name="P5">Haraway goes on to sketch out an alternate <text:span text:style-name="T36">epistemological</text:span> position that are the consequence of this 'cyborg ontology', expressing the transitions from previous, hierarchical dominations to the 'scary new networks' which she names 'informatics of domination'. These are presented as a list that opposes 'natural' with non-natural' terminology, for example reproduction becoming replication;</text:p>
      <text:p text:style-name="PL-Paragraph"><text:span text:style-name="Emphasis">representation becoming simulation</text:span></text:p>
      <text:p text:style-name="PL-Paragraph"><text:span text:style-name="Emphasis">depth, integrity becoming Surface, boundary</text:span></text:p>
      <text:p text:style-name="PL-Paragraph"><text:span text:style-name="Emphasis">reproduction becoming replication</text:span></text:p>
      <text:p text:style-name="PL-Paragraph"><text:span text:style-name="Emphasis">Community ecology becoming ecosystem</text:span></text:p>
      <text:p text:style-name="P5">Whil<text:span text:style-name="T46">st the manifesto is certainly '</text:span>optimistic<text:span text:style-name="T46">'</text:span>, it is not blindly u<text:span text:style-name="T37">to</text:span>pian - the transitions described above are not taken as <text:span text:style-name="T6">de facto </text:span>positive <text:span text:style-name="T30">epistemological</text:span><text:span text:style-name="T36"> 'outcomes'</text:span>. Haraway is concerned with describing the field in which questions of gender, race, identity will be contested, <text:span text:style-name="T31">whether we like it or not</text:span>. <text:span text:style-name="T31">This is a call by Haraway to occupy these fields and t</text:span>hese 'informatics' represent possibilities - they are the potential sites of control and exploitation as much as they are potential spaces of more positive re-configurations;</text:p>
      <text:p text:style-name="P17">"The cyborg is a kind disassembled and reassembled, post<text:span text:style-name="T36">-</text:span>modern collective and personal self. This is the self feminists must code." </text:p>
      <text:p text:style-name="P17">[p163]</text:p>
      <text:p text:style-name="P6"><text:span text:style-name="T46">Haraway's cyborg proposition is a radical move and a precursor to the broader notion of 'post-humanism'. In much the same way as Haraway outlines, Rosie Braidotti describes post-humanism as;</text:span></text:p>
      <text:p text:style-name="P17"><text:span text:style-name="T46">"...[as a] generative tool to help us re-think the basic unit of reference for the human in the biogenetic age known as 'anthroposcene', the historical movement where the human has become a geological force capable of affecting all life on this planet."</text:span><text:span text:style-name="Strong_20_Emphasis"><text:span text:style-name="T46"> </text:span></text:span></text:p>
      <text:p text:style-name="P17"><text:span text:style-name="Strong_20_Emphasis"><text:span text:style-name="T16">[</text:span></text:span><text:span text:style-name="Strong_20_Emphasis"><text:span text:style-name="T19">p</text:span></text:span><text:span text:style-name="Strong_20_Emphasis"><text:span text:style-name="T16">6]</text:span></text:span></text:p>
      <text:p text:style-name="P6"><text:span text:style-name="Strong_20_Emphasis"><text:span text:style-name="T16">In forming this definition, Braidotti draws direct links between the (earlier) concept of 'autopoeisis', as described by Maturana and Varela and central to 'second wave cybernetics' and Guattaris 'Three Ecoloigies'. </text:span></text:span></text:p>
      <text:p text:style-name="P6"><text:span text:style-name="Strong_20_Emphasis"><text:span text:style-name="T16">The orignal concept of autopoeisis is about a 'biological' systems closed-ness to external 'input' (i.e. any stimulus acting upon a given system must by definition be part of the system, rather than external to it) [REF]. This is a significant departure from 'first wave' cybernetic theory, in which systems are subjected </text:span></text:span><text:soft-page-break/><text:span text:style-name="Strong_20_Emphasis"><text:span text:style-name="T16">to external input and are capable of regulating their function accoringly [REF]. Whilst autopoeisis, in its orginal defintion, is concerned with 'biologocal' systems' Braidtotti states Guattari has extended its meaning to include </text:span></text:span><text:span text:style-name="Strong_20_Emphasis"><text:span text:style-name="T18">a 'machinic-autopoesis'. <text:s/></text:span></text:span></text:p>
      <text:p text:style-name="P7"><text:span text:style-name="Strong_20_Emphasis"><text:span text:style-name="T18">As with Haraways manifesto, this is a description of post-humanism that produces dynamic formations of the subject and is one that implies process of 'becoming'.</text:span></text:span></text:p>
      <text:p text:style-name="P7"><text:span text:style-name="Strong_20_Emphasis"><text:span text:style-name="T18">Katherine Hayles is more specific in her position;</text:span></text:span></text:p>
      <text:p text:style-name="PL-Quote">"...I understands human and posthuman to be <text:span text:style-name="T47">historically</text:span> specific constructions that emerge from different configurations of <text:span text:style-name="T47">embodiment</text:span>, technology and culture."</text:p>
      <text:p text:style-name="PL-Quote"><text:span text:style-name="Emphasis"><text:span text:style-name="T35">[p33]</text:span></text:span></text:p>
      <text:p text:style-name="P5">How, <text:span text:style-name="T48">therefore, can</text:span> mind be separated from body? <text:span text:style-name="T38">Th</text:span><text:span text:style-name="T39">is aspiration</text:span><text:span text:style-name="T38">, Halyes states, has been present within science since </text:span>the <text:span text:style-name="T38">inception</text:span> of cybernetics, with Weiner <text:span text:style-name="T38">proposing</text:span> that it <text:span text:style-name="T38">would</text:span> possible to telegraph a human being and is <text:span text:style-name="T38">an idea that is still prevalent</text:span> in science <text:span text:style-name="T38">through</text:span> disciplines such as molecular biology where the human is treated as code. </text:p>
      <text:p text:style-name="P5"><text:span text:style-name="T39">From</text:span><text:span text:style-name="T38"> this notion</text:span> that information can move without change through different material substrates, Hayles <text:span text:style-name="T39">moves to her version of</text:span> 'post-human';</text:p>
      <text:p text:style-name="PL-Quote"><text:span text:style-name="Emphasis"><text:span text:style-name="T33">"...my dream is a version of the post human that embraces the possibilities of information technologies without being seduced by fantasies of unlimited power and disembodied immortality, that recognizes and celebrates finitude as a condition of human begin, and that understands human life is embedded in a material world of great complexity, one on which we depend for our continued survival." </text:span></text:span></text:p>
      <text:p text:style-name="PL-Quote"><text:span text:style-name="Emphasis"><text:span text:style-name="T33">[p5]</text:span></text:span></text:p>
      <text:p text:style-name="P5"><text:span text:style-name="Strong_20_Emphasis"><text:span text:style-name="T7">Hayles is </text:span></text:span><text:span text:style-name="Strong_20_Emphasis"><text:span text:style-name="T9">seeking</text:span></text:span><text:span text:style-name="Strong_20_Emphasis"><text:span text:style-name="T7"> to re-figure the cybernetic post</text:span></text:span><text:span text:style-name="Strong_20_Emphasis"><text:span text:style-name="T10">-</text:span></text:span><text:span text:style-name="Strong_20_Emphasis"><text:span text:style-name="T7">human, </text:span></text:span><text:span text:style-name="Strong_20_Emphasis"><text:span text:style-name="T9">viewing the contemporary context </text:span></text:span><text:span text:style-name="Strong_20_Emphasis"><text:span text:style-name="T10">as an opportunity to explore new possibilities of 'post-human',</text:span></text:span><text:span text:style-name="Strong_20_Emphasis"><text:span text:style-name="T9"> in much the same way as Haraway, </text:span></text:span><text:span text:style-name="Strong_20_Emphasis"><text:span text:style-name="T10">and attempting, to claim a version of 'post-human' that is based on a situated reading of the history of cybernetics and one that moves beyond the founding characteristics of 'post-human', </text:span></text:span><text:span text:style-name="Strong_20_Emphasis"><text:span text:style-name="T11">example characteristics of which being the </text:span></text:span><text:span text:style-name="Strong_20_Emphasis"><text:span text:style-name="T10">privileging informational pattern over material instantiation and the body as the original prosthesis.</text:span></text:span><text:span text:style-name="Strong_20_Emphasis"><text:span text:style-name="T12"> Hayles suggests that developments and changes in cybernetic theories can not only be traced through it's artefacts, but also reinterpreted, and the idea of 'artefact' can be expanded to include theories (or 'constellations' as described by Hayles).</text:span></text:span></text:p>
      <text:p text:style-name="PL-Quote"><text:span text:style-name="Strong_20_Emphasis"><text:span text:style-name="T7">"if we want to contest what these technologies signify, we need histories that show the erasures that went into creating the condition of virtuality, we can de-mystify our progress towards virtuality and see it as the result of historically specific negotiations rather than the of the irresistible force of technological determinism." </text:span></text:span></text:p>
      <text:p text:style-name="PL-Quote"><text:span text:style-name="Strong_20_Emphasis"><text:span text:style-name="T7">[p20]</text:span></text:span></text:p>
      <text:p text:style-name="P8"><text:span text:style-name="T20">Halyes uses this starting point to describe a relationship between an 'external' human and a computer-bound simulation. She takes as an example a computer program whose purpose is to 'evolve' digital creatures. In this description, she identifies the 'external' [human] software designer as well a the oper</text:span><text:span text:style-name="T21">ator who is able to design 'fitness' functions in order to prompt the evolution of the creatures. <text:s/>Therefore, Hayle's <text:s/>definition of the extent evolutionary system at work, that would more normally be described as being held within the computer, is broadened to include those humans involved in it's creation and operation. This is in line with the previously described extension of </text:span><text:span text:style-name="T22">'autopoeisis' to include non-biological, as well as biological systems. Hayles goes further and identifies the importance of narrative in the process of simulation. The terminology surrounding the evolutionary simulation – creature, fitness, behaviours – has a narrative quality and an 'explanatory' role. The narrative is used to 'make sense' of the simulation </text:span><text:span text:style-name="T23">and to confer onto the creatures 'themselves' our own 'intention's</text:span><text:span text:style-name="T22">. </text:span><text:span text:style-name="T23">These narrative, Hayles states, act as a bond between ourselves as 'analogue' subject and the 'digital' subjects we are becoming. </text:span><text:span text:style-name="T24">Hayles takes the view that the ubiquity of computational technology means that the identification and acknowledgement of this bond is relevant, in some form or other, to all of us. </text:span></text:p>
      <text:p text:style-name="P8"><text:span text:style-name="T24"/></text:p>
      <text:p text:style-name="P8"><text:span text:style-name="T24"/></text:p>
      <text:p text:style-name="P13"><text:span text:style-name="T29">But what of the agency of the software itslef?</text:span></text:p>
      <text:p text:style-name="P13"><text:span text:style-name="T29">The more commonly held position is that software possess 'secondary agency' and is capable of extending the agency of its creator or operator. However, the software, once 'released' <text:s/>is capable of acting upon its environment and altering it [Mackenzie, Kitchin, Dodge]. This can easily be understood </text:span><text:soft-page-break/><text:span text:style-name="T29">simply by accepting that a software designer or operator may not fully realise the 'affordances' of the code.</text:span><text:span text:style-name="T29"><text:note text:id="ftn0" text:note-class="footnote"><text:note-citation>1</text:note-citation><text:note-body><text:p text:style-name="P2"><text:span text:style-name="T59">An vivid example of 'primary agency' of software, and digital technology more generally, was provided by John Naughton, referring the dramatic effects that digital files and storage have had on the music and film industries. The technology as not designed to have the effect of completely remaking the economic models of these industries, but it possessed the potential, or the 'capacity' to do so.</text:span></text:p></text:note-body></text:note></text:span><text:span text:style-name="T29"> </text:span>It<text:span text:style-name="T59">s</text:span> power though is relational - it is a capacity of software rather than a property - and it varies between software, depending on its capacity to mesh with society. <text:span text:style-name="T59">Software, is a 'tool in practice' [Kitchin and Dodge].</text:span></text:p>
      <text:p text:style-name="PL-SubHeading">Digital materialism</text:p>
      <text:p text:style-name="P9"><text:span text:style-name="T24">Perversely, it is the ubiquity of </text:span><text:span text:style-name="T25">this </text:span><text:span text:style-name="T24">digital technology, </text:span><text:span text:style-name="T25">its presence in our everyday lives, that</text:span><text:span text:style-name="T24"> has contributed to its </text:span><text:span text:style-name="T25">'</text:span><text:span text:style-name="T24">de-materialization</text:span><text:span text:style-name="T25">'</text:span><text:span text:style-name="T24"> </text:span><text:span text:style-name="T25">from our collective consciousness. </text:span><text:span text:style-name="T26">One</text:span><text:span text:style-name="T25"> recent news article about the 'pirate bay', </text:span><text:span text:style-name="T26">an organisation </text:span><text:span text:style-name="T25">synonymous with providing peer-to-peer technology that has allow</text:span><text:span text:style-name="T26">ed</text:span><text:span text:style-name="T25"> access to illegal downloading of digital content and </text:span><text:span text:style-name="T26">which has been the</text:span><text:span text:style-name="T25"> subject of numerous legal challenges, <text:s/></text:span><text:span text:style-name="T26">described how they were moving their serves 'to the cloud', in order to avoid further legal disputes by effectively de-territorialising their hardware [REF]. This anecdote is indicative at least of a wider sense of computational technology as being (finally) 'virtual'. The material consequences of digital technology are rarely considered within this mood of hardcore 'future-ism'.</text:span></text:p>
      <text:p text:style-name="P5"><text:span text:style-name="T50">Jenifer </text:span>Gabrys employs <text:span text:style-name="T49">a</text:span> <text:s/>'natural history' as both analogy and methodology to describe what constitutes 'Digital Rubbish' and the processes that are responsible for it. She adopts, as a methodological starting point, Walter Benjamin's own use of 'fossils as the sites of study. As Gabrys explains, this allows the investigation to be freed from the conventional and limiting framework, often associated with <text:span text:style-name="T59">technology</text:span>, of 'progress' and 'invention' an instead focus on the "...the ways in which electronic technologies fail and decay." [p7]. Gabrys is looking for a technological narrative that is able to encompass "...complex and contingent material events." [p8] - political, economic and cultural.</text:p>
      <text:p text:style-name="P5">This 'natural history' is constructed through conceiving a system of technology that has been dis-assembled <text:span text:style-name="T40">- </text:span>broken into discrete components; the microchip [the processor], the screen [the interface], the plastic case [the container], the archive [the memory]. These components are recognisable the constituent element of any common personal computer, however, they are used by Gabrys at different scales of 'operation' and at different times of 'functionality' - 'the processor' is the <text:span text:style-name="T41">seen as </text:span>result of precise chemical transformations, 'the screen' is that of the NASDAQ stock exchange in New York <text:span text:style-name="T41">and</text:span> the plastic case in understood through the waste disposal site in Guangdong, China on which it ends up. <text:span text:style-name="T41">As Gabrys notes though, each of these 'site's are relevant beyond their purely physical description. Gabrys sees the fossil </text:span><text:span text:style-name="T40">(</text:span><text:span text:style-name="T41">and by exten</text:span><text:span text:style-name="T40">s</text:span><text:span text:style-name="T41">ion, the fossilised site</text:span><text:span text:style-name="T40">)</text:span><text:span text:style-name="T41"> not as the </text:span><text:span text:style-name="T40">(conventional)</text:span><text:span text:style-name="T41"> physical </text:span><text:span text:style-name="T42">artefact</text:span><text:span text:style-name="T41">, but instead the intersection between all of the processes by which electronic waste is created.</text:span></text:p>
      <text:p text:style-name="P16"><text:span text:style-name="T41">“[they are]….</text:span> temporal zones that register the speed and volume of production, consumption, and disposal of digital technologies." p14]</text:p>
      <text:p text:style-name="P5"><text:span text:style-name="T43">R</text:span>ather than <text:span text:style-name="T41">seeing them</text:span> <text:span text:style-name="T41">as </text:span>'de-materialized technologies<text:span text:style-name="T43">' (</text:span><text:span text:style-name="T41">as they are often seen by </text:span>contemporary mainstream <text:s/><text:span text:style-name="T41">- see </text:span>descriptions such as 'the cloud'<text:span text:style-name="T43">) Gabrys is</text:span> <text:span text:style-name="T43">exploring the consequences of our</text:span> <text:span text:style-name="T43">current condition of </text:span><text:span text:style-name="T41">'</text:span>technological transience<text:span text:style-name="T41">'</text:span> through a process of <text:span text:style-name="T42">materialisation</text:span><text:span text:style-name="T41"> </text:span><text:span text:style-name="T43">and how we must re-assess this condition in light this theory of 'digital rubbish'.</text:span></text:p>
      <text:p text:style-name="P5">Through the 'fossilized' site of the chip, we see unfold, <text:span text:style-name="T43">through the chemical scale,</text:span> the complex interactions and transformations <text:span text:style-name="T43">necessary in the production of processor chip</text:span> - <text:span text:style-name="T43">t</text:span>he process involved in converting abundant silicon into chips, a bodily scale, the effect of these process on the bodies of the workers and the global scale <text:span text:style-name="T43">and </text:span>the ground contamination <text:span text:style-name="T43">from</text:span> the by<text:span text:style-name="T43">-</text:span>produc<text:span text:style-name="T43">t</text:span>s. <text:span text:style-name="T43">W</text:span>hat is described is the <text:span text:style-name="T42">materialisation</text:span> of the 'Moores Law' [that the number of transistors on integrated circuits doubles approximately every two years, as stated in 1965 by Gordon Moore, co founder of Intel].In the context of the material processes associated with the mass-scale production of computer chips, this constitutes less a 'Law' or even a forecast and more of an industry growth strategy and for Gabrys it can certainly be seen in terms of a 'self-fulfilling prophecy' <text:span text:style-name="T43">rather than the prediction of a far thinking visionary</text:span>. It is certainly a long way from the commonly held, almost 'mystical', interpretation that there is some, as yet, not fully understood, underlying aspect of computational technology that is driving its development in line with this prediction. </text:p>
      <text:p text:style-name="P16">"New economies, together with new arrangements of labo<text:span text:style-name="T44">u</text:span>r, altered material and chemical inputs, and spatial distributions, help to create the very conditions through which a technology can take hold, persist, and even become seemingly natural." [p31]</text:p>
      <text:p text:style-name="P5"><text:soft-page-break/>The manufacturing processes described here are some way removed from a more broadly understood idea of 'manufacturing', that <text:span text:style-name="T51">is</text:span> as a, <text:span text:style-name="T51">perhaps, </text:span>nested assembly of components and parts. Instead abundant silicon is transformed in a process Gabrys describes as 'material alchemy'. It is hard to understand a chip as an assembly <text:span text:style-name="T43">(in a 'conventional' sense)</text:span> - in terms of the nature of its components and parts <text:span text:style-name="T43">(which are </text:span>perhaps <text:span text:style-name="T43">more easily understood</text:span> as 'ingredients' even?<text:span text:style-name="T43">)</text:span>, the scale of the <text:span text:style-name="T42">artefact</text:span> itself, as well as the fact of its apparent 'static' operation <text:span text:style-name="T43">(with </text:span>no apparent ''moving parts'<text:span text:style-name="T43">)</text:span>. This is/ was a <text:span text:style-name="T6">new</text:span> <text:span text:style-name="T43">(</text:span>mass<text:span text:style-name="T43">) </text:span>form of process, creating a <text:span text:style-name="T6">new</text:span> scale of product, that performed a <text:span text:style-name="T6">new</text:span> type of function and the opaqueness of each of these aspects contributes to the problem of a digital technology being widely viewed as 'de-,materialized'.</text:p>
      <text:p text:style-name="P16">"Yet the term <text:span text:style-name="T42">de-materialised</text:span> does not necessarily mean “without material” but may, instead, refer to modes of materialization that render infrastructures imperceptible or ephemeral." [p59]</text:p>
      <text:p text:style-name="P5">From the 'de-material<text:span text:style-name="T42">is</text:span>ed' manufacturing process of the processor, the interface - or 'the Ephemeral Screen' - is approached through the 'fossil' of the NASDAQ exchange ion New York. Central here are notions of scale; <text:span text:style-name="T42">firstly, </text:span>the distributed network of computed transactions that amplify the turnover of material processes <text:span text:style-name="T42">and secondly </text:span>the building <text:span text:style-name="T42">itself</text:span> as interface <text:span text:style-name="T43">with</text:span> performative screens <text:span text:style-name="T43">acting </text:span>as external <text:span text:style-name="T42">façade</text:span> and interior decoration, nested <text:span text:style-name="T43">inside</text:span> global TV broadcasts made from within and without] that throb with the projections of the consequent fluctuations.</text:p>
      <text:p text:style-name="P5">This looping transactional process is described to us by way of 'the interface' - the screen, the building. But what really is conveyed? It is not the means of re-distribution and re-configuration - that remains hidden within. Instead it is <text:span text:style-name="T43">the abstract</text:span> consequence<text:span text:style-name="T43">s, displayed</text:span> in the form of ticker tapes readouts and bold graphics describing temporal fluctuations - as de-materialised and depoliticised - "the technopresent" [p58].</text:p>
      <text:p text:style-name="P5">Gabrys contrasts this mode with the wastes sites of the discarded computer screens and makes reference to media theorist Lisa Parks when describing consumer societies in which the interface for the user the exterior surface of the computer [the screen, the keyboard], whereas for those whose job it has become is to scavenge and recycle the discarded <text:span text:style-name="T42">artefacts</text:span> it is the inside of the machine that has become their interface.</text:p>
      <text:p text:style-name="P5">A clear basis for a 'digital rubbish theory' is clearly set out as the process of materialization as understood through waste creating during it rather than the materialization itself [Victor Buchli] [p18]. <text:span text:style-name="T45">Furthermore,</text:span> <text:span text:style-name="T45">within this </text:span>'theory of digital rubbish' Gabrys makes direct reference to Guattari<text:span text:style-name="T42">'</text:span>s Three Ecologies <text:span text:style-name="T45">relevant in addressing</text:span> the multiple versions of ecologies <text:span text:style-name="T45">that describe 'digital rubbish';</text:span></text:p>
      <text:p text:style-name="P16">"The natural history of electronics developed here draws on these proposals and suggests that one way to develop “sustainable” electronics would be to address the multiple materialities, politics, ecologies, economies, and imaginings that give rise to electronics" [p153]</text:p>
      <text:p text:style-name="PL-SubHeading"><text:span text:style-name="T53">The end of the HCI –</text:span><text:span text:style-name="T58"> other ideas of interface</text:span></text:p>
      <text:p text:style-name="P10"><text:span text:style-name="Strong_20_Emphasis"><text:span text:style-name="T28">These descriptions of the post-humanism subject, our interactions with computational technology and the material nature of pervasive computing, the traditional modes of discussing 'interface' are clunky and inadequate. </text:span></text:span><text:span text:style-name="Strong_20_Emphasis"><text:span text:style-name="T14">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16"><text:span text:style-name="Strong_20_Emphasis"><text:span text:style-name="T14">"...[it] empowers users by modelling them, and in doing so effects their disappearance, their incorporation into their model" [p13]</text:span></text:span></text:p>
      <text:p text:style-name="P10"><text:span text:style-name="Strong_20_Emphasis"><text:span text:style-name="T28">How then to develop a discussion of interface with specific reference to software. </text:span></text:span><text:span text:style-name="Strong_20_Emphasis"><text:span text:style-name="T13">Fuller advocates a move away from </text:span></text:span><text:span text:style-name="Strong_20_Emphasis"><text:span text:style-name="T14">viewing software through the lens of </text:span></text:span><text:span text:style-name="Strong_20_Emphasis"><text:span text:style-name="T13">HCI, </text:span></text:span><text:span text:style-name="Strong_20_Emphasis"><text:span text:style-name="T14">claiming</text:span></text:span><text:span text:style-name="Strong_20_Emphasis"><text:span text:style-name="T13"> that one of the most interesting aspects of software is that it </text:span></text:span><text:span text:style-name="Strong_20_Emphasis"><text:span text:style-name="T28">holds within it new</text:span></text:span><text:span text:style-name="Strong_20_Emphasis"><text:span text:style-name="T13"> </text:span></text:span><text:span text:style-name="Strong_20_Emphasis"><text:span text:style-name="T28">'</text:span></text:span><text:span text:style-name="Strong_20_Emphasis"><text:span text:style-name="T13">models of involvement </text:span></text:span><text:span text:style-name="Strong_20_Emphasis"><text:span text:style-name="T28">'</text:span></text:span><text:span text:style-name="Strong_20_Emphasis"><text:span text:style-name="T13">- citing the modular nature of UNIX – </text:span></text:span><text:span text:style-name="Strong_20_Emphasis"><text:span text:style-name="T28">that can replace previous </text:span></text:span><text:span text:style-name="Strong_20_Emphasis"><text:span text:style-name="T13">'static elements' </text:span></text:span><text:span text:style-name="Strong_20_Emphasis"><text:span text:style-name="T28">such as the GUI</text:span></text:span><text:span text:style-name="Strong_20_Emphasis"><text:span text:style-name="T13">. </text:span></text:span><text:span text:style-name="Strong_20_Emphasis"><text:span text:style-name="T15">Here, Fuller is </text:span></text:span><text:span text:style-name="Strong_20_Emphasis"><text:span text:style-name="T28">advocating</text:span></text:span><text:span text:style-name="Strong_20_Emphasis"><text:span text:style-name="T15"> a kind of 'software methodology', that includes the following;</text:span></text:span></text:p>
      <text:p text:style-name="PL-Paragraph">CRITICAL SOFTWARE - exploring software <text:s/><text:span text:style-name="T54">through its own devices</text:span></text:p>
      <text:p text:style-name="PL-Paragraph">SOCIAL SOFTWARE - created by and for those excluded from commercial software, and is changed over time by the social interaction of the participants</text:p>
      <text:p text:style-name="PL-Paragraph"><text:span text:style-name="Strong_20_Emphasis"><text:span text:style-name="T15">SPECULATIVE SOFTWARE - the reinvention of software as </text:span></text:span><text:span text:style-name="Strong_20_Emphasis"><text:span text:style-name="T27">its own method</text:span></text:span></text:p>
      <text:p text:style-name="P3"><text:soft-page-break/>Myth of the virtual <text:span text:style-name="T58">- the spatial nature of software</text:span></text:p>
      <text:p text:style-name="P11"><text:span text:style-name="T55">The idea of 'software studies', as something distinct from both the broad topic of 'Science and Technology Studies' (STS) <text:s/>and the more specific discussions surrounding 'networked societies [Castells]. Much of this work is focused on the trans-formative nature of network technologies, rather than specific nature and role of software in such processes. </text:span></text:p>
      <text:p text:style-name="PL-Paragraph"><text:span text:style-name="T56">The utilisation of software and technology in the home is now commonplace, without much need to discuss ubiquitous computing. Laptops, mobile phones, televisions as well as countless other devices all commonly are in some way reliant on software. </text:span></text:p>
      <text:p text:style-name="PL-Paragraph">Thermostats <text:span text:style-name="T56">connected to heating systems </text:span>regulat<text:span text:style-name="T56">e</text:span> temperature in <text:span text:style-name="T56">the</text:span> home <text:span text:style-name="T56">and are a s simple example of the building itself relying on 'embedded' software to perform as designed.A more complex example would be the</text:span> Building <text:span text:style-name="T56">Management</text:span> Systems [BMS] that are commonly used in larger building<text:span text:style-name="T56">s</text:span>. When such systems crash or do not function <text:span text:style-name="T56">correctly</text:span>, the building will not function as intended and may even become unusable. Such buildings <text:span text:style-name="T56">are described by Rob Kitchin and Martin Dodge as 'Code/ Space'. [REF]</text:span><text:span text:style-name="T55">. The</text:span><text:span text:style-name="T56">re proposition is for a form of software studies addresses at software as code</text:span><text:span text:style-name="T55"> </text:span><text:span text:style-name="T56">and </text:span><text:span text:style-name="T55">ways in which software is intertwined with </text:span><text:span text:style-name="T56">'</text:span><text:span text:style-name="T55">tr</text:span><text:span text:style-name="T56">an</text:span><text:span text:style-name="T55">sduction of space</text:span><text:span text:style-name="T56">'</text:span><text:span text:style-name="T55">, rather than </text:span><text:span text:style-name="T56">merely being present in it.</text:span></text:p>
      <text:p text:style-name="P18">"Code/ Space occurs when software and the spatiality of everyday life becomes mutually constituted, that is, produced by one another." </text:p>
      <text:p text:style-name="P18">[p16]</text:p>
      <text:p text:style-name="PL-Paragraph">The relationship between code and space is t<text:span text:style-name="T56">herefore not</text:span> <text:span text:style-name="T56">'</text:span>deterministic<text:span text:style-name="T56">'</text:span>, rather the <text:span text:style-name="T56">it </text:span><text:s/>is symbiotic.</text:p>
      <text:p text:style-name="P12">They make a clear distinction between 'coded space' and 'code/ space', defining coded spaces as spaces where the presence of code makes a difference but it's relationship with space is not <text:span text:style-name="T56">'fundamental'</text:span>. One example they give is of the use of powerpoint to present to an audience. <text:span text:style-name="T56">'</text:span>Code/ spaces<text:span text:style-name="T56">'</text:span> can be identified where the presence of the code is required fo<text:span text:style-name="T56">r</text:span> the space to perform as designed. <text:span text:style-name="T57">A simple example of a</text:span> code/space <text:span text:style-name="T57">is could be any space with digital environmental control mechanisms. </text:span></text:p>
      <text:p text:style-name="P12"><text:span text:style-name="T57">In architectural design terms, the feedback loops governing the day to day functioning of the building also operate across a larger scale . Certain aspects of the 'material' design are influenced by the management capabilities of the software For, example, the options for the user to open windows or the depth of the floor plan itself are both tied to the 'built-in' digital technology. In this way, the notion of 'code/ space' can be extended beyond the 'performance' of the space, but the process though which it (and its simulated performance) is designed in the first place. The extension of the principles of code/space to include 'simulated space' is important in developing a strand of software studies that can applied to both 'architecture' and 'architectural practice'.</text:span></text:p>
      <text:p text:style-name="P1"><text:span text:style-name="T59"/></text:p>
      <text:h text:style-name="Heading_20_4" text:outline-level="4">2. The nature of software</text:h>
      <text:p text:style-name="Text_20_body">"Software thus abstracts the world into defined, stable ontologies of capta and sequences of commands that define relations between capta ad details how that capta should be processed." [p27]</text:p>
      <text:p text:style-name="Text_20_body">Agency is held in the algorithm</text:p>
      <text:p text:style-name="Text_20_body">Software is made of code</text:p>
      <text:p text:style-name="Text_20_body">abstracted ,stable code is algorithm</text:p>
      <text:p text:style-name="Text_20_body">'a digital subjectivity'</text:p>
      <text:p text:style-name="Text_20_body"/>
      <text:p text:style-name="Text_20_body">The scientific model, simulation changing climate, makes no effort to engage with the political dimensions of either the problem or the solution. [REF TO AHRA conference] It is not a 'forensic' model, it is not able to direct analysis of the consEquences of climate change at anything other than the macro scale. It is not interested micro level - blame for example</text:p>
      <text:p text:style-name="Text_20_body"/>
      <text:p text:style-name="P5"><text:span text:style-name="T2"/></text:p>
      <text:p text:style-name="P5"><text:soft-page-break/><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PL-Heading" style:family="paragraph" style:parent-style-name="PL-Paragraph">
      <style:paragraph-properties fo:background-color="#00ffff">
        <style:background-image/>
      </style:paragraph-properties>
      <style:text-properties style:font-name="Times New Roman1" fo:font-size="14pt" fo:font-weight="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ffff00">
        <style:background-image/>
      </style:paragraph-properties>
      <style:text-properties style:font-name="Calibri1" fo:font-weight="bold" officeooo:rsid="004177f9" style:font-size-asian="10.5pt"/>
    </style:style>
    <style:style style:name="PL-Quote" style:family="paragraph" style:parent-style-name="PL-Paragraph">
      <style:paragraph-properties fo:margin-left="5.001cm" fo:margin-right="0cm" fo:margin-top="0cm" fo:margin-bottom="0.199cm" style:contextual-spacing="false" fo:text-align="justify" style:justify-single-word="false" fo:text-indent="0cm" style:auto-text-indent="false" fo:background-color="#e6e6e6">
        <style:background-image/>
      </style:paragraph-properties>
      <style:text-properties style:font-name="Times New Roman2" fo:font-size="9pt" fo:font-style="normal" fo:font-weight="normal"/>
    </style:style>
    <style:style style:name="PL-Title" style:family="paragraph" style:parent-style-name="PL-Paragraph">
      <style:paragraph-properties fo:margin-top="0cm" fo:margin-bottom="0.199cm" style:contextual-spacing="false" fo:line-height="100%"/>
      <style:text-properties style:font-name="Calibri1" fo:font-size="16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10:41:21.60</meta:creation-date>
    <dc:date>2013-09-22T14:25:58.27</dc:date>
    <meta:editing-duration>PT2H58M5S</meta:editing-duration>
    <meta:editing-cycles>23</meta:editing-cycles>
    <meta:generator>LibreOffice/4.0.5.2$Windows_x86 LibreOffice_project/5464147a081647a250913f19c0715bca595af2f</meta:generator>
    <meta:document-statistic meta:table-count="0" meta:image-count="0" meta:object-count="0" meta:page-count="6" meta:paragraph-count="77" meta:word-count="3250" meta:character-count="21178" meta:non-whitespace-character-count="17972"/>
  </office:meta>
</office:document-meta>
</file>